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normal" officeooo:rsid="001dfb30" officeooo:paragraph-rsid="001dfb30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20pt" fo:font-weight="normal" officeooo:rsid="001dfb30" officeooo:paragraph-rsid="001dfb30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66cc" fo:font-size="20pt" fo:font-weight="normal" officeooo:rsid="001dfb30" officeooo:paragraph-rsid="001dfb30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66cc" fo:font-size="22pt" fo:font-weight="normal" officeooo:rsid="001dfb30" officeooo:paragraph-rsid="001dfb30" style:font-size-asian="22pt" style:font-weight-asian="normal" style:font-size-complex="2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66cc" fo:font-size="22pt" fo:font-weight="bold" officeooo:rsid="001dfb30" officeooo:paragraph-rsid="001dfb30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66cc" fo:font-size="16pt" fo:font-weight="normal" officeooo:rsid="0022c869" officeooo:paragraph-rsid="0022c869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1dfb30" officeooo:paragraph-rsid="001dfb30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normal" officeooo:rsid="001dfb30" officeooo:paragraph-rsid="001dfb30" style:font-size-asian="16pt" style:font-weight-asian="normal" style:font-size-complex="16pt" style:font-weight-complex="normal"/>
    </style:style>
    <style:style style:name="P9" style:family="paragraph" style:parent-style-name="Footer">
      <style:paragraph-properties fo:text-align="end" style:justify-single-word="false"/>
      <style:text-properties officeooo:rsid="001f9346" officeooo:paragraph-rsid="001f9346"/>
    </style:style>
    <style:style style:name="P10" style:family="paragraph" style:parent-style-name="Footer">
      <style:paragraph-properties fo:text-align="end" style:justify-single-word="false"/>
      <style:text-properties officeooo:rsid="001f9346" officeooo:paragraph-rsid="0021d6bc"/>
    </style:style>
    <style:style style:name="P11" style:family="paragraph" style:parent-style-name="Footer">
      <style:paragraph-properties fo:text-align="start" style:justify-single-word="false"/>
      <style:text-properties officeooo:rsid="001f9346" officeooo:paragraph-rsid="0021d6bc"/>
    </style:style>
    <style:style style:name="P12" style:family="paragraph" style:parent-style-name="Header">
      <style:text-properties officeooo:rsid="001f9346" officeooo:paragraph-rsid="001f9346"/>
    </style:style>
    <style:style style:name="P13" style:family="paragraph" style:parent-style-name="Header">
      <style:text-properties officeooo:rsid="0021d6bc" officeooo:paragraph-rsid="0021d6bc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Heading_20_1">
      <style:paragraph-properties fo:break-before="page"/>
      <style:text-properties fo:color="#0066cc"/>
    </style:style>
    <style:style style:name="P16" style:family="paragraph" style:parent-style-name="Heading_20_1" style:list-style-name="">
      <style:text-properties fo:color="#0066cc"/>
    </style:style>
    <style:style style:name="P17" style:family="paragraph" style:parent-style-name="Contents_20_Heading">
      <style:paragraph-properties fo:break-before="page"/>
    </style:style>
    <style:style style:name="T1" style:family="text">
      <style:text-properties officeooo:rsid="00204624"/>
    </style:style>
    <style:style style:name="T2" style:family="text">
      <style:text-properties officeooo:rsid="0021d6bc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/>
      <text:p text:style-name="P4">Mise à niveau</text:p>
      <text:p text:style-name="P5">Comparaisons de tris</text:p>
      <text:p text:style-name="P5">-</text:p>
      <text:p text:style-name="P1">Dossier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7">Binôme :</text:p>
      <text:p text:style-name="P8">Julien TEULLE</text:p>
      <text:p text:style-name="P8">Kurt SAVIO</text:p>
      <text:table-of-content text:style-name="Sect1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17">Table des matières</text:p>
          </text:index-title>
          <text:p text:style-name="P14"><text:a xlink:type="simple" xlink:href="#__RefHeading___Toc154_1226913473" text:style-name="Index_20_Link" text:visited-style-name="Index_20_Link">I. Les différents tris<text:tab/>3</text:a></text:p>
          <text:p text:style-name="P14"><text:a xlink:type="simple" xlink:href="#__RefHeading___Toc156_1226913473" text:style-name="Index_20_Link" text:visited-style-name="Index_20_Link">II. Études de la complexité<text:tab/>4</text:a></text:p>
          <text:p text:style-name="P14"><text:a xlink:type="simple" xlink:href="#__RefHeading___Toc158_1226913473" text:style-name="Index_20_Link" text:visited-style-name="Index_20_Link">III. Les résultats<text:tab/>5</text:a></text:p>
          <text:p text:style-name="P14"><text:a xlink:type="simple" xlink:href="#__RefHeading___Toc160_1226913473" text:style-name="Index_20_Link" text:visited-style-name="Index_20_Link">IV. Conclusion<text:tab/>6</text:a></text:p>
        </text:index-body>
      </text:table-of-content>
      <text:p text:style-name="P8"/>
      <text:h text:style-name="P15" text:outline-level="1"><text:bookmark-start text:name="__RefHeading___Toc154_1226913473"/>I. Les différents tris<text:bookmark-end text:name="__RefHeading___Toc154_1226913473"/></text:h>
      <text:p text:style-name="P6"/>
      <text:h text:style-name="P16" text:outline-level="1"/>
      <text:h text:style-name="P15" text:outline-level="1"><text:bookmark-start text:name="__RefHeading___Toc156_1226913473"/>II. Études de la complexité<text:bookmark-end text:name="__RefHeading___Toc156_1226913473"/></text:h>
      <text:p text:style-name="P6"/>
      <text:h text:style-name="P16" text:outline-level="1"/>
      <text:h text:style-name="P15" text:outline-level="1"><text:bookmark-start text:name="__RefHeading___Toc158_1226913473"/>III. Les résultats<text:bookmark-end text:name="__RefHeading___Toc158_1226913473"/></text:h>
      <text:p text:style-name="P6"/>
      <text:h text:style-name="P16" text:outline-level="1"/>
      <text:h text:style-name="P15" text:outline-level="1"><text:bookmark-start text:name="__RefHeading___Toc160_1226913473"/>IV. Conclusion<text:bookmark-end text:name="__RefHeading___Toc160_1226913473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1d6bc" officeooo:paragraph-rsid="0021d6bc"/>
    </style:style>
    <style:style style:name="MP2" style:family="paragraph" style:parent-style-name="Header">
      <style:text-properties officeooo:rsid="001f9346" officeooo:paragraph-rsid="001f9346"/>
    </style:style>
    <style:style style:name="MP3" style:family="paragraph" style:parent-style-name="Footer">
      <style:paragraph-properties fo:text-align="start" style:justify-single-word="false"/>
      <style:text-properties officeooo:rsid="001f9346" officeooo:paragraph-rsid="0021d6bc"/>
    </style:style>
    <style:style style:name="MP4" style:family="paragraph" style:parent-style-name="Footer">
      <style:paragraph-properties fo:text-align="end" style:justify-single-word="false"/>
      <style:text-properties officeooo:rsid="001f9346" officeooo:paragraph-rsid="0021d6bc"/>
    </style:style>
    <style:style style:name="MP5" style:family="paragraph" style:parent-style-name="Footer">
      <style:paragraph-properties fo:text-align="end" style:justify-single-word="false"/>
      <style:text-properties officeooo:rsid="001f9346" officeooo:paragraph-rsid="001f9346"/>
    </style:style>
    <style:style style:name="MT1" style:family="text">
      <style:text-properties officeooo:rsid="0021d6bc"/>
    </style:style>
    <style:style style:name="MT2" style:family="text">
      <style:text-properties officeooo:rsid="0020462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Comparaisons de tris – Dossier<text:tab/><text:tab/>MAN</text:p>
      </style:header>
      <style:header-first>
        <text:p text:style-name="MP2">Faculté des sciences de Montperrin</text:p>
        <text:p text:style-name="MP2">Aix-en-provence</text:p>
      </style:header-first>
      <style:footer>
        <text:p text:style-name="MP3"><text:span text:style-name="MT1">Julien TEULLE </text:span></text:p>
        <text:p text:style-name="MP4"><text:span text:style-name="MT1">Kurt SAVIO <text:s text:c="16"/><text:tab/><text:tab/></text:span><text:page-number text:select-page="current">6</text:page-number>/<text:page-count>6</text:page-count></text:p>
      </style:footer>
      <style:footer-first>
        <text:p text:style-name="MP5"><text:span text:style-name="MT2">Enseignant : Mr Julien LACROIX <text:s text:c="84"/><text:tab/></text:span>2016 – 2017</text:p>
        <text:p text:style-name="MP5"><text:page-number text:select-page="current">1</text:page-number>/<text:page-count>6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18:07:02.768971688</meta:creation-date>
    <dc:date>2016-10-26T18:21:25.750979844</dc:date>
    <meta:editing-duration>PT14M19S</meta:editing-duration>
    <meta:editing-cycles>8</meta:editing-cycles>
    <meta:generator>LibreOffice/5.1.4.2$Linux_X86_64 LibreOffice_project/10m0$Build-2</meta:generator>
    <meta:document-statistic meta:table-count="0" meta:image-count="0" meta:object-count="0" meta:page-count="6" meta:paragraph-count="23" meta:word-count="73" meta:character-count="520" meta:non-whitespace-character-count="363"/>
  </office:meta>
</office:document-meta>
</file>